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98cm" fo:margin-left="0.123cm" fo:margin-right="12.679cm" table:align="margins"/>
    </style:style>
    <style:style style:name="Table1.A" style:family="table-column">
      <style:table-column-properties style:column-width="4.198cm" style:rel-column-width="2380*"/>
    </style:style>
    <style:style style:name="Table1.A1" style:family="table-cell">
      <style:table-cell-properties fo:padding="0.097cm" fo:border="0.05pt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0e07c"/>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0e07c"/>
    </style:style>
    <style:style style:name="T1" style:family="text">
      <style:text-properties fo:font-variant="normal" fo:text-transform="none" fo:color="#222222" style:font-name="Arial" fo:font-size="12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buntu@ubuntu-OptiPlex-3090:~$ sudo docker network create -d bridge quickstart-network</text:p>
      <text:p text:style-name="P3">[sudo] password for ubuntu: </text:p>
      <text:p text:style-name="P3">sudo: docker: command not found</text:p>
      <text:p text:style-name="P3">ubuntu@ubuntu-OptiPlex-3090:~$ sudo snap install docker</text:p>
      <text:p text:style-name="P3">docker 20.10.17 from Canonical✓ installed</text:p>
      <text:p text:style-name="P3">ubuntu@ubuntu-OptiPlex-3090:~$ cd impala</text:p>
      <text:p text:style-name="P3">bash: cd: impala: No such file or directory</text:p>
      <text:p text:style-name="P3">ubuntu@ubuntu-OptiPlex-3090:~$ git clone https://github.com/apache/impala.git impala</text:p>
      <text:p text:style-name="P3">Cloning into 'impala'...</text:p>
      <text:p text:style-name="P3">remote: Enumerating objects: 208294, done.</text:p>
      <text:p text:style-name="P3">remote: Counting objects: 100% (3536/3536), done.</text:p>
      <text:p text:style-name="P3">remote: Compressing objects: 100% (1324/1324), done.</text:p>
      <text:p text:style-name="P3">remote: Total 208294 (delta 1898), reused 3438 (delta 1858), pack-reused 204758</text:p>
      <text:p text:style-name="P3">Receiving objects: 100% (208294/208294), 207.84 MiB | 4.25 MiB/s, done.</text:p>
      <text:p text:style-name="P3">Resolving deltas: 100% (152696/152696), done.</text:p>
      <text:p text:style-name="P3">ubuntu@ubuntu-OptiPlex-3090:~$ cd impala</text:p>
      <text:p text:style-name="P3">ubuntu@ubuntu-OptiPlex-3090:~/impala$ </text:p>
      <text:p text:style-name="P3">ubuntu@ubuntu-OptiPlex-3090:~/impala$ sudo docker network create -d bridge quickstart-network</text:p>
      <text:p text:style-name="P3">e12e19d7591a5a1591c11f88957d91b64dc03b7b95644e771701b5249bb29f78</text:p>
      <text:p text:style-name="P3">ubuntu@ubuntu-OptiPlex-3090:~/impala$ export QUICKSTART_IP=$(sudo docker network inspect quickstart-network -f '{{(index .IPAM.Config 0).Gateway}}')</text:p>
      <text:p text:style-name="P3">ubuntu@ubuntu-OptiPlex-3090:~/impala$ export QUICKSTART_LISTEN_ADDR=$QUICKSTART_IP</text:p>
      <text:p text:style-name="P3">ubuntu@ubuntu-OptiPlex-3090:~/impala$ export QUICKSTART_LISTEN_ADDR=0.0.0.0</text:p>
      <text:p text:style-name="P3">ubuntu@ubuntu-OptiPlex-3090:~/impala$ </text:p>
      <text:p text:style-name="P3">ubuntu@ubuntu-OptiPlex-3090:~/impala$ </text:p>
      <text:p text:style-name="P3">ubuntu@ubuntu-OptiPlex-3090:~/impala$ export IMPALA_QUICKSTART_IMAGE_PREFIX="apache/impala:81d5377c2-"</text:p>
      <text:p text:style-name="P3">ubuntu@ubuntu-OptiPlex-3090:~/impala$ sudo chmod 666 /var/run/docker.sock</text:p>
      <text:p text:style-name="P3">ubuntu@ubuntu-OptiPlex-3090:~/impala$ docker-compose -f docker/quickstart.yml up -d</text:p>
      <text:p text:style-name="P3">/snap/docker/2746/lib/python3.6/site-packages/paramiko/transport.py:32: CryptographyDeprecationWarning: Python 3.6 is no longer supported by the Python core team. Therefore, support for it is deprecated in cryptography. The next release of cryptography (40.0) will be the last to support Python 3.6.</text:p>
      <text:p text:style-name="P3"><text:s text:c="2"/>from cryptography.hazmat.backends import default_backend</text:p>
      <text:p text:style-name="P3">Creating volume "docker_impala-quickstart-hms" with default driver</text:p>
      <text:p text:style-name="P3">Creating volume "docker_impala-quickstart-warehouse" with default driver</text:p>
      <text:p text:style-name="P3">Pulling hms (apache/impala:81d5377c2-impala_quickstart_hms)...</text:p>
      <text:p text:style-name="P3">81d5377c2-impala_quickstart_hms: Pulling from apache/impala</text:p>
      <text:p text:style-name="P3">423ae2b273f4: Pull complete</text:p>
      <text:p text:style-name="P3">de83a2304fa1: Pull complete</text:p>
      <text:p text:style-name="P3">f9a83bce3af0: Pull complete</text:p>
      <text:p text:style-name="P3">b6b53be908de: Pull complete</text:p>
      <text:p text:style-name="P3">877831bf994b: Pull complete</text:p>
      <text:p text:style-name="P3">c1ca2bbdbfca: Pull complete</text:p>
      <text:p text:style-name="P3">fe54aeaf1c1a: Pull complete</text:p>
      <text:p text:style-name="P3">786cfb40e1e1: Pull complete</text:p>
      <text:p text:style-name="P3">a634b4db6d5d: Pull complete</text:p>
      <text:p text:style-name="P3">Digest: sha256:cf526de16441fb54b3e32adc66f6a7ca55f444739a1306eba733d1efb8e4e04c</text:p>
      <text:p text:style-name="P3"><text:soft-page-break/>Status: Downloaded newer image for apache/impala:81d5377c2-impala_quickstart_hms</text:p>
      <text:p text:style-name="P3">Pulling statestored (apache/impala:81d5377c2-statestored)...</text:p>
      <text:p text:style-name="P3">81d5377c2-statestored: Pulling from apache/impala</text:p>
      <text:p text:style-name="P3">423ae2b273f4: Already exists</text:p>
      <text:p text:style-name="P3">de83a2304fa1: Already exists</text:p>
      <text:p text:style-name="P3">f9a83bce3af0: Already exists</text:p>
      <text:p text:style-name="P3">b6b53be908de: Already exists</text:p>
      <text:p text:style-name="P3">5ca472c857a5: Pull complete</text:p>
      <text:p text:style-name="P3">31f2abcc7bda: Pull complete</text:p>
      <text:p text:style-name="P3">0d48eb83999f: Pull complete</text:p>
      <text:p text:style-name="P3">ae8d85acf938: Pull complete</text:p>
      <text:p text:style-name="P3">64f7ba71b027: Pull complete</text:p>
      <text:p text:style-name="P3">25926809bf65: Pull complete</text:p>
      <text:p text:style-name="P3">Digest: sha256:1679245b05d2683d67834c88286b5407837a116ff3c725472a6563ece0cc407e</text:p>
      <text:p text:style-name="P3">Status: Downloaded newer image for apache/impala:81d5377c2-statestored</text:p>
      <text:p text:style-name="P3">Pulling catalogd (apache/impala:81d5377c2-catalogd)...</text:p>
      <text:p text:style-name="P3">81d5377c2-catalogd: Pulling from apache/impala</text:p>
      <text:p text:style-name="P3">423ae2b273f4: Already exists</text:p>
      <text:p text:style-name="P3">de83a2304fa1: Already exists</text:p>
      <text:p text:style-name="P3">f9a83bce3af0: Already exists</text:p>
      <text:p text:style-name="P3">b6b53be908de: Already exists</text:p>
      <text:p text:style-name="P3">5ca472c857a5: Already exists</text:p>
      <text:p text:style-name="P3">31f2abcc7bda: Already exists</text:p>
      <text:p text:style-name="P3">0d48eb83999f: Already exists</text:p>
      <text:p text:style-name="P3">ae8d85acf938: Already exists</text:p>
      <text:p text:style-name="P3">64f7ba71b027: Already exists</text:p>
      <text:p text:style-name="P3">360878825247: Pull complete</text:p>
      <text:p text:style-name="P3">Digest: sha256:2cdb15aeed12ff33a6fef550e4e3909e84f1915a352b235ed30192d5ec0f3a95</text:p>
      <text:p text:style-name="P3">Status: Downloaded newer image for apache/impala:81d5377c2-catalogd</text:p>
      <text:p text:style-name="P3">Pulling impalad-1 (apache/impala:81d5377c2-impalad_coord_exec)...</text:p>
      <text:p text:style-name="P3">81d5377c2-impalad_coord_exec: Pulling from apache/impala</text:p>
      <text:p text:style-name="P3">423ae2b273f4: Already exists</text:p>
      <text:p text:style-name="P3">de83a2304fa1: Already exists</text:p>
      <text:p text:style-name="P3">f9a83bce3af0: Already exists</text:p>
      <text:p text:style-name="P3">b6b53be908de: Already exists</text:p>
      <text:p text:style-name="P3">5ca472c857a5: Already exists</text:p>
      <text:p text:style-name="P3">31f2abcc7bda: Already exists</text:p>
      <text:p text:style-name="P3">0d48eb83999f: Already exists</text:p>
      <text:p text:style-name="P3">ae8d85acf938: Already exists</text:p>
      <text:p text:style-name="P3">64f7ba71b027: Already exists</text:p>
      <text:p text:style-name="P3">b3765d22289e: Pull complete</text:p>
      <text:p text:style-name="P4">Digest: sha256:79bd20e4717d3c0f56090f205ubuntu@ubuntu-OptiPlex-3090:~$ sudo docker network create -d bridge quickstart-network</text:p>
      <text:p text:style-name="P4">[sudo] password for ubuntu: </text:p>
      <text:p text:style-name="P4">sudo: docker: command not found</text:p>
      <text:p text:style-name="P4">ubuntu@ubuntu-OptiPlex-3090:~$ sudo snap install docker</text:p>
      <text:p text:style-name="P4">docker 20.10.17 from Canonical✓ installed</text:p>
      <text:p text:style-name="P4">ubuntu@ubuntu-OptiPlex-3090:~$ cd impala</text:p>
      <text:p text:style-name="P4">bash: cd: impala: No such file or directory</text:p>
      <text:p text:style-name="P4">ubuntu@ubuntu-OptiPlex-3090:~$ git clone https://github.com/apache/impala.git impala</text:p>
      <text:p text:style-name="P4"><text:soft-page-break/>Cloning into 'impala'...</text:p>
      <text:p text:style-name="P4">remote: Enumerating objects: 208294, done.</text:p>
      <text:p text:style-name="P4">remote: Counting objects: 100% (3536/3536), done.</text:p>
      <text:p text:style-name="P4">remote: Compressing objects: 100% (1324/1324), done.</text:p>
      <text:p text:style-name="P4">remote: Total 208294 (delta 1898), reused 3438 (delta 1858), pack-reused 204758</text:p>
      <text:p text:style-name="P4">Receiving objects: 100% (208294/208294), 207.84 MiB | 4.25 MiB/s, done.</text:p>
      <text:p text:style-name="P4">Resolving deltas: 100% (152696/152696), done.</text:p>
      <text:p text:style-name="P4">ubuntu@ubuntu-OptiPlex-3090:~$ cd impala</text:p>
      <text:p text:style-name="P4">ubuntu@ubuntu-OptiPlex-3090:~/impala$ </text:p>
      <text:p text:style-name="P4">ubuntu@ubuntu-OptiPlex-3090:~/impala$ sudo docker network create -d bridge quickstart-network</text:p>
      <text:p text:style-name="P4">e12e19d7591a5a1591c11f88957d91b64dc03b7b95644e771701b5249bb29f78</text:p>
      <text:p text:style-name="P4">ubuntu@ubuntu-OptiPlex-3090:~/impala$ export QUICKSTART_IP=$(sudo docker network inspect quickstart-network -f '{{(index .IPAM.Config 0).Gateway}}')</text:p>
      <text:p text:style-name="P4">ubuntu@ubuntu-OptiPlex-3090:~/impala$ export QUICKSTART_LISTEN_ADDR=$QUICKSTART_IP</text:p>
      <text:p text:style-name="P4">ubuntu@ubuntu-OptiPlex-3090:~/impala$ export QUICKSTART_LISTEN_ADDR=0.0.0.0</text:p>
      <text:p text:style-name="P4">ubuntu@ubuntu-OptiPlex-3090:~/impala$ </text:p>
      <text:p text:style-name="P4">ubuntu@ubuntu-OptiPlex-3090:~/impala$ </text:p>
      <text:p text:style-name="P4">ubuntu@ubuntu-OptiPlex-3090:~/impala$ export IMPALA_QUICKSTART_IMAGE_PREFIX="apache/impala:81d5377c2-"</text:p>
      <text:p text:style-name="P4">ubuntu@ubuntu-OptiPlex-3090:~/impala$ sudo chmod 666 /var/run/docker.sock</text:p>
      <text:p text:style-name="P4">ubuntu@ubuntu-OptiPlex-3090:~/impala$ docker-compose -f docker/quickstart.yml up -d</text:p>
      <text:p text:style-name="P4">/snap/docker/2746/lib/python3.6/site-packages/paramiko/transport.py:32: CryptographyDeprecationWarning: Python 3.6 is no longer supported by the Python core team. Therefore, support for it is deprecated in cryptography. The next release of cryptography (40.0) will be the last to support Python 3.6.</text:p>
      <text:p text:style-name="P4"><text:s text:c="2"/>from cryptography.hazmat.backends import default_backend</text:p>
      <text:p text:style-name="P4">Creating volume "docker_impala-quickstart-hms" with default driver</text:p>
      <text:p text:style-name="P4">Creating volume "docker_impala-quickstart-warehouse" with default driver</text:p>
      <text:p text:style-name="P4">Pulling hms (apache/impala:81d5377c2-impala_quickstart_hms)...</text:p>
      <text:p text:style-name="P4">81d5377c2-impala_quickstart_hms: Pulling from apache/impala</text:p>
      <text:p text:style-name="P4">423ae2b273f4: Pull complete</text:p>
      <text:p text:style-name="P4">de83a2304fa1: Pull complete</text:p>
      <text:p text:style-name="P4">f9a83bce3af0: Pull complete</text:p>
      <text:p text:style-name="P4">b6b53be908de: Pull complete</text:p>
      <text:p text:style-name="P4">877831bf994b: Pull complete</text:p>
      <text:p text:style-name="P4">c1ca2bbdbfca: Pull complete</text:p>
      <text:p text:style-name="P4">fe54aeaf1c1a: Pull complete</text:p>
      <text:p text:style-name="P4">786cfb40e1e1: Pull complete</text:p>
      <text:p text:style-name="P4">a634b4db6d5d: Pull complete</text:p>
      <text:p text:style-name="P4">Digest: sha256:cf526de16441fb54b3e32adc66f6a7ca55f444739a1306eba733d1efb8e4e04c</text:p>
      <text:p text:style-name="P4">Status: Downloaded newer image for apache/impala:81d5377c2-impala_quickstart_hms</text:p>
      <text:p text:style-name="P4">Pulling statestored (apache/impala:81d5377c2-statestored)...</text:p>
      <text:p text:style-name="P4">81d5377c2-statestored: Pulling from apache/impala</text:p>
      <text:p text:style-name="P4">423ae2b273f4: Already exists</text:p>
      <text:p text:style-name="P4">de83a2304fa1: Already exists</text:p>
      <text:p text:style-name="P4">f9a83bce3af0: Already exists</text:p>
      <text:p text:style-name="P4">b6b53be908de: Already exists</text:p>
      <text:p text:style-name="P4">5ca472c857a5: Pull complete</text:p>
      <text:p text:style-name="P4">31f2abcc7bda: Pull complete</text:p>
      <text:p text:style-name="P4"><text:soft-page-break/>0d48eb83999f: Pull complete</text:p>
      <text:p text:style-name="P4">ae8d85acf938: Pull complete</text:p>
      <text:p text:style-name="P4">64f7ba71b027: Pull complete</text:p>
      <text:p text:style-name="P4">25926809bf65: Pull complete</text:p>
      <text:p text:style-name="P4">Digest: sha256:1679245b05d2683d67834c88286b5407837a116ff3c725472a6563ece0cc407e</text:p>
      <text:p text:style-name="P4">Status: Downloaded newer image for apache/impala:81d5377c2-statestored</text:p>
      <text:p text:style-name="P4">Pulling catalogd (apache/impala:81d5377c2-catalogd)...</text:p>
      <text:p text:style-name="P4">81d5377c2-catalogd: Pulling from apache/impala</text:p>
      <text:p text:style-name="P4">423ae2b273f4: Already exists</text:p>
      <text:p text:style-name="P4">de83a2304fa1: Already exists</text:p>
      <text:p text:style-name="P4">f9a83bce3af0: Already exists</text:p>
      <text:p text:style-name="P4">b6b53be908de: Already exists</text:p>
      <text:p text:style-name="P4">5ca472c857a5: Already exists</text:p>
      <text:p text:style-name="P4">31f2abcc7bda: Already exists</text:p>
      <text:p text:style-name="P4">0d48eb83999f: Already exists</text:p>
      <text:p text:style-name="P4">ae8d85acf938: Already exists</text:p>
      <text:p text:style-name="P4">64f7ba71b027: Already exists</text:p>
      <text:p text:style-name="P4">360878825247: Pull complete</text:p>
      <text:p text:style-name="P4">Digest: sha256:2cdb15aeed12ff33a6fef550e4e3909e84f1915a352b235ed30192d5ec0f3a95</text:p>
      <text:p text:style-name="P4">Status: Downloaded newer image for apache/impala:81d5377c2-catalogd</text:p>
      <text:p text:style-name="P4">Pulling impalad-1 (apache/impala:81d5377c2-impalad_coord_exec)...</text:p>
      <text:p text:style-name="P4">81d5377c2-impalad_coord_exec: Pulling from apache/impala</text:p>
      <text:p text:style-name="P4">423ae2b273f4: Already exists</text:p>
      <text:p text:style-name="P4">de83a2304fa1: Already exists</text:p>
      <text:p text:style-name="P4">f9a83bce3af0: Already exists</text:p>
      <text:p text:style-name="P4">b6b53be908de: Already exists</text:p>
      <text:p text:style-name="P4">5ca472c857a5: Already exists</text:p>
      <text:p text:style-name="P4">31f2abcc7bda: Already exists</text:p>
      <text:p text:style-name="P4">0d48eb83999f: Already exists</text:p>
      <text:p text:style-name="P4">ae8d85acf938: Already exists</text:p>
      <text:p text:style-name="P4">64f7ba71b027: Already exists</text:p>
      <text:p text:style-name="P4">b3765d22289e: Pull complete</text:p>
      <text:p text:style-name="P4">Digest: sha256:79bd20e4717d3c0f56090f205f24c4a91655ebd022c7ffabe2813e8bf3811941</text:p>
      <text:p text:style-name="P4">Status: Downloaded newer image for apache/impala:81d5377c2-impalad_coord_exec</text:p>
      <text:p text:style-name="P4">Creating quickstart-hive-metastore ... done</text:p>
      <text:p text:style-name="P4">Creating docker_statestored_1 <text:s text:c="5"/>... done</text:p>
      <text:p text:style-name="P4">Creating docker_catalogd_1 <text:s text:c="8"/>... done</text:p>
      <text:p text:style-name="P4">Creating docker_impalad-1_1 <text:s text:c="7"/>... done</text:p>
      <text:p text:style-name="P4">ubuntu@ubuntu-OptiPlex-3090:~/impala$ </text:p>
      <text:p text:style-name="P4">ubuntu@ubuntu-OptiPlex-3090:~/impala$ sudo docker run --network=quickstart-network -it ${IMPALA_QUICKSTART_IMAGE_PREFIX}impala_quickstart_client impala-shell</text:p>
      <text:p text:style-name="P4">Unable to find image 'apache/impala:81d5377c2-impala_quickstart_client' locally</text:p>
      <text:p text:style-name="P4">81d5377c2-impala_quickstart_client: Pulling from apache/impala</text:p>
      <text:p text:style-name="P4">423ae2b273f4: Already exists </text:p>
      <text:p text:style-name="P4">de83a2304fa1: Already exists </text:p>
      <text:p text:style-name="P4">f9a83bce3af0: Already exists </text:p>
      <text:p text:style-name="P4">b6b53be908de: Already exists </text:p>
      <text:p text:style-name="P4">5a976b1a0926: Pull complete </text:p>
      <text:p text:style-name="P4">4eca527d6a04: Pull complete </text:p>
      <text:p text:style-name="P4"><text:soft-page-break/>947180409a37: Pull complete </text:p>
      <text:p text:style-name="P4">8015722c2a19: Pull complete </text:p>
      <text:p text:style-name="P4">dde0f0cbf2ee: Pull complete </text:p>
      <text:p text:style-name="P4">Digest: sha256:e2a9f340dc2f9b7146d1771af83d04f2d7d3e81e4fa2e8d89e9785e17430417b</text:p>
      <text:p text:style-name="P4">Status: Downloaded newer image for apache/impala:81d5377c2-impala_quickstart_client</text:p>
      <text:p text:style-name="P4">+ [[ 1 -eq 0 ]]</text:p>
      <text:p text:style-name="P4">+ [[ impala-shell = \l\o\a\d\_\t\p\c\d\s ]]</text:p>
      <text:p text:style-name="P4">+ [[ impala-shell = \i\m\p\a\l\a\-\s\h\e\l\l ]]</text:p>
      <text:p text:style-name="P4">+ shift</text:p>
      <text:p text:style-name="P4">+ exec impala-shell --protocol=hs2 --history_file=/tmp/impalahistory -i docker_impalad-1_1</text:p>
      <text:p text:style-name="P4">Starting Impala Shell without Kerberos authentication</text:p>
      <text:p text:style-name="P4">Error connecting: TTransportException, Could not connect to docker_impalad-1_1:21050</text:p>
      <text:p text:style-name="P4">***********************************************************************************</text:p>
      <text:p text:style-name="P4">Welcome to the Impala shell.</text:p>
      <text:p text:style-name="P4">(Impala Shell v3.4.0-RELEASE (9f1c31c) built on Fri Apr 24 14:10:19 PDT 2020)</text:p>
      <text:p text:style-name="P4"/>
      <text:p text:style-name="P4">Every command must be terminated by a ';'.</text:p>
      <text:p text:style-name="P4">***********************************************************************************</text:p>
      <text:p text:style-name="P4">[Not connected] &gt; show databases;</text:p>
      <text:p text:style-name="P4">Connection lost, reconnecting...</text:p>
      <text:p text:style-name="P4">Opened TCP connection to docker_impalad-1_1:21050</text:p>
      <text:p text:style-name="P4">Query: show databases</text:p>
      <text:p text:style-name="P4">+------------------+----------------------------------------------+</text:p>
      <text:p text:style-name="P4">| name <text:s text:c="12"/>| comment <text:s text:c="37"/>|</text:p>
      <text:p text:style-name="P4">+------------------+----------------------------------------------+</text:p>
      <text:p text:style-name="P4">| _impala_builtins | System database for Impala builtin functions |</text:p>
      <text:p text:style-name="P4">| default <text:s text:c="9"/>| Default Hive database <text:s text:c="23"/>|</text:p>
      <text:p text:style-name="P4">+------------------+----------------------------------------------+</text:p>
      <text:p text:style-name="P4">Fetched 2 row(s) in 0.02s</text:p>
      <text:p text:style-name="P4">[Not connected] &gt; use db1</text:p>
      <text:p text:style-name="P4"><text:s text:c="16"/>&gt; ;</text:p>
      <text:p text:style-name="P4">Query: use db1</text:p>
      <text:p text:style-name="P4">ERROR: AnalysisException: Database does not exist: db1</text:p>
      <text:p text:style-name="P4"/>
      <text:p text:style-name="P4">[Not connected] &gt; exit;</text:p>
      <text:p text:style-name="P4">Goodbye impala</text:p>
      <text:p text:style-name="P4">ubuntu@ubuntu-OptiPlex-3090:~/impala$ sudo docker network create -d bridge quickstart-network</text:p>
      <text:p text:style-name="P4">Error response from daemon: network with name quickstart-network already exists</text:p>
      <text:p text:style-name="P4">ubuntu@ubuntu-OptiPlex-3090:~/impala$ export QUICKSTART_IP=$(sudo docker network inspect quickstart-network -f '{{(index .IPAM.Config 0).Gateway}}')</text:p>
      <text:p text:style-name="P4">ubuntu@ubuntu-OptiPlex-3090:~/impala$ export QUICKSTART_LISTEN_ADDR=$QUICKSTART_IP</text:p>
      <text:p text:style-name="P4">ubuntu@ubuntu-OptiPlex-3090:~/impala$ export QUICKSTART_LISTEN_ADDR=0.0.0.0</text:p>
      <text:p text:style-name="P4">ubuntu@ubuntu-OptiPlex-3090:~/impala$ export IMPALA_QUICKSTART_IMAGE_PREFIX="apache/impala:81d5377c2-"</text:p>
      <text:p text:style-name="P4">ubuntu@ubuntu-OptiPlex-3090:~/impala$ sudo chmod 666 /var/run/docker.sock</text:p>
      <text:p text:style-name="P4">ubuntu@ubuntu-OptiPlex-3090:~/impala$ docker-compose -f docker/quickstart.yml up -d</text:p>
      <text:p text:style-name="P2"><text:span text:style-name="T1">/snap/docker/2746/lib/python3.6/site-packages/paramiko/transport.py:32: CryptographyDeprecationWarning: Python 3.6 is no longer supported by the Python core </text:span><text:soft-page-break/><text:span text:style-name="T1">team. Therefore, support for it is deprecated in cryptography. The next release of cryptography (40.0) will be the last to support Python 3.6.</text:span></text:p>
      <text:p text:style-name="P4"><text:s text:c="2"/>from cryptography.hazmat.backends import default_backend</text:p>
      <text:p text:style-name="P4">quickstart-hive-metastore is up-to-date</text:p>
      <text:p text:style-name="P4">docker_statestored_1 is up-to-date</text:p>
      <text:p text:style-name="P4">docker_catalogd_1 is up-to-date</text:p>
      <text:p text:style-name="P4">docker_impalad-1_1 is up-to-date</text:p>
      <text:p text:style-name="P4">ubuntu@ubuntu-OptiPlex-3090:~/impala$ </text:p>
      <text:p text:style-name="P4">ubuntu@ubuntu-OptiPlex-3090:~/impala$ sudo docker run --network=quickstart-network -it ${IMPALA_QUICKSTART_IMAGE_PREFIX}impala_quickstart_client impala-shell</text:p>
      <text:p text:style-name="P4">+ [[ 1 -eq 0 ]]</text:p>
      <text:p text:style-name="P4">+ [[ impala-shell = \l\o\a\d\_\t\p\c\d\s ]]</text:p>
      <text:p text:style-name="P4">+ [[ impala-shell = \i\m\p\a\l\a\-\s\h\e\l\l ]]</text:p>
      <text:p text:style-name="P4">+ shift</text:p>
      <text:p text:style-name="P4">+ exec impala-shell --protocol=hs2 --history_file=/tmp/impalahistory -i docker_impalad-1_1</text:p>
      <text:p text:style-name="P4">Starting Impala Shell without Kerberos authentication</text:p>
      <text:p text:style-name="P4">Opened TCP connection to docker_impalad-1_1:21050</text:p>
      <text:p text:style-name="P4">Connected to docker_impalad-1_1:21050</text:p>
      <text:p text:style-name="P4">Server version: impalad version 4.0.0-SNAPSHOT RELEASE (build d2253013f9aae0057a07fe045d90aca440053583)</text:p>
      <text:p text:style-name="P4">***********************************************************************************</text:p>
      <text:p text:style-name="P4">Welcome to the Impala shell.</text:p>
      <text:p text:style-name="P4">(Impala Shell v3.4.0-RELEASE (9f1c31c) built on Fri Apr 24 14:10:19 PDT 2020)</text:p>
      <text:p text:style-name="P4"/>
      <text:p text:style-name="P4">The HISTORY command lists all shell commands in chronological order.</text:p>
      <text:p text:style-name="P4">***********************************************************************************</text:p>
      <text:p text:style-name="P4">[docker_impalad-1_1:21050] default&gt; show databases;</text:p>
      <text:p text:style-name="P4">Query: show databases</text:p>
      <text:p text:style-name="P4">+------------------+----------------------------------------------+</text:p>
      <text:p text:style-name="P4">| name <text:s text:c="12"/>| comment <text:s text:c="37"/>|</text:p>
      <text:p text:style-name="P4">+------------------+----------------------------------------------+</text:p>
      <text:p text:style-name="P4">| _impala_builtins | System database for Impala builtin functions |</text:p>
      <text:p text:style-name="P4">| default <text:s text:c="9"/>| Default Hive database <text:s text:c="23"/>|</text:p>
      <text:p text:style-name="P4">+------------------+----------------------------------------------+</text:p>
      <text:p text:style-name="P4">Fetched 2 row(s) in 0.01s</text:p>
      <text:p text:style-name="P4">[docker_impalad-1_1:21050] default&gt; use db1;</text:p>
      <text:p text:style-name="P4">Query: use db1</text:p>
      <text:p text:style-name="P4">ERROR: AnalysisException: Database does not exist: db1</text:p>
      <text:p text:style-name="P4"/>
      <text:p text:style-name="P4">[docker_impalad-1_1:21050] default&gt; show databases;</text:p>
      <text:p text:style-name="P4">Query: show databases</text:p>
      <text:p text:style-name="P4">+------------------+----------------------------------------------+</text:p>
      <text:p text:style-name="P4">| name <text:s text:c="12"/>| comment <text:s text:c="37"/>|</text:p>
      <text:p text:style-name="P4">+------------------+----------------------------------------------+</text:p>
      <text:p text:style-name="P4">| _impala_builtins | System database for Impala builtin functions |</text:p>
      <text:p text:style-name="P4">| default <text:s text:c="9"/>| Default Hive database <text:s text:c="23"/>|</text:p>
      <text:p text:style-name="P4">+------------------+----------------------------------------------+</text:p>
      <text:p text:style-name="P4">Fetched 2 row(s) in 0.01s</text:p>
      <text:p text:style-name="P4">[docker_impalad-1_1:21050] default&gt; use db2;</text:p>
      <text:p text:style-name="P4">Query: use db2</text:p>
      <text:p text:style-name="P4">ERROR: AnalysisException: Database does not exist: db2</text:p>
      <text:p text:style-name="P4"/>
      <text:p text:style-name="P4"><text:soft-page-break/>[docker_impalad-1_1:21050] default&gt; create database db1;</text:p>
      <text:p text:style-name="P4">Query: create database db1</text:p>
      <text:p text:style-name="P4">+----------------------------+</text:p>
      <text:p text:style-name="P4">| summary <text:s text:c="19"/>|</text:p>
      <text:p text:style-name="P4">+----------------------------+</text:p>
      <text:p text:style-name="P4">| Database has been created. |</text:p>
      <table:table table:name="Table1" table:style-name="Table1">
        <table:table-column table:style-name="Table1.A"/>
        <table:table-header-rows>
          <table:table-row table:style-name="TableLine94913553202128">
            <table:table-cell table:style-name="Table1.A1" office:value-type="string">
              <text:p text:style-name="Table_20_Contents"/>
            </table:table-cell>
          </table:table-row>
        </table:table-header-rows>
      </table:table>
      <text:p text:style-name="P4"/>
      <text:p text:style-name="P4">[docker_impalad-1_1:21050] db1&gt; create table stud_info(Name string,Roll_no INT);</text:p>
      <text:p text:style-name="P4">Query: create table stud_info(Name string,Roll_no INT)</text:p>
      <text:p text:style-name="P4">+-------------------------+</text:p>
      <text:p text:style-name="P4">| summary <text:s text:c="16"/>|</text:p>
      <text:p text:style-name="P4">+-------------------------+</text:p>
      <text:p text:style-name="P4">| Table has been created. |</text:p>
      <text:p text:style-name="P4">+-------------------------+</text:p>
      <text:p text:style-name="P4">Fetched 1 row(s) in 0.10s</text:p>
      <text:p text:style-name="P4">[docker_impalad-1_1:21050] db1&gt; insert into stude_info values ("zidane", 1),("benson",2),("piyush",3);</text:p>
      <text:p text:style-name="P4">Query: insert into stude_info values ("zidane", 1),("benson",2),("piyush",3)</text:p>
      <text:p text:style-name="P4">Query submitted at: 2023-05-11 04:51:17 (Coordinator: http://172.18.0.5:25000)</text:p>
      <text:p text:style-name="P4">ERROR: AnalysisException: Table does not exist: db1.stude_info</text:p>
      <text:p text:style-name="P4"/>
      <text:p text:style-name="P4">[docker_impalad-1_1:21050] db1&gt; insert into stud_info values ("zidane", 1),("benson",2),("piyush",3);</text:p>
      <text:p text:style-name="P4">Query: insert into stud_info values ("zidane", 1),("benson",2),("piyush",3)</text:p>
      <text:p text:style-name="P4">Query submitted at: 2023-05-11 04:51:26 (Coordinator: http://172.18.0.5:25000)</text:p>
      <text:p text:style-name="P4">Query progress can be monitored at: http://172.18.0.5:25000/query_plan?query_id=054bfc2b99768079:f76c60b500000000</text:p>
      <text:p text:style-name="P4">Modified 3 row(s) in 0.49s</text:p>
      <text:p text:style-name="P4">[docker_impalad-1_1:21050] db1&gt; select * from stud_info;</text:p>
      <text:p text:style-name="P4">Query: select * from stud_info</text:p>
      <text:p text:style-name="P4">Query submitted at: 2023-05-11 04:51:36 (Coordinator: http://172.18.0.5:25000)</text:p>
      <text:p text:style-name="P4">Query progress can be monitored at: http://172.18.0.5:25000/query_plan?query_id=eb453a9fe8f86a89:90cce3e400000000</text:p>
      <text:p text:style-name="P4">+--------+---------+</text:p>
      <text:p text:style-name="P4">| name <text:s text:c="2"/>| roll_no |</text:p>
      <text:p text:style-name="P4">+--------+---------+</text:p>
      <text:p text:style-name="P4">| zidane | 1 <text:s text:c="6"/>|</text:p>
      <text:p text:style-name="P4">| benson | 2 <text:s text:c="6"/>|</text:p>
      <text:p text:style-name="P4">| piyush | 3 <text:s text:c="6"/>|</text:p>
      <text:p text:style-name="P4">+--------+---------+</text:p>
      <text:p text:style-name="P4">Fetched 3 row(s) in 0.15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1T10:23:08.030787582</meta:creation-date>
    <dc:date>2023-05-15T10:09:17.741291016</dc:date>
    <meta:editing-duration>PT10M33S</meta:editing-duration>
    <meta:editing-cycles>2</meta:editing-cycles>
    <meta:generator>LibreOffice/6.4.7.2$Linux_X86_64 LibreOffice_project/40$Build-2</meta:generator>
    <meta:document-statistic meta:table-count="1" meta:image-count="0" meta:object-count="0" meta:page-count="7" meta:paragraph-count="307" meta:word-count="1416" meta:character-count="15800" meta:non-whitespace-character-count="14367"/>
  </office:meta>
</office:document-meta>
</file>